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Bitstream Vera Sans Mono" svg:font-family="'Bitstream Vera Sans Mono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86cm"/>
    </style:style>
    <style:style style:name="co2" style:family="table-column">
      <style:table-column-properties fo:break-before="auto" style:column-width="5.02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Bitstream Vera Sans Mono" fo:font-size="9pt" fo:language="en" fo:country="US" fo:font-style="normal" fo:text-shadow="none" style:text-underline-style="none" fo:font-weight="normal" style:text-underline-mode="continuous" style:text-line-through-mode="continuous" style:font-name-asian="Bitstream Vera Sans Mono" style:font-size-asian="9pt" style:language-asian="en" style:country-asian="US" style:font-style-asian="normal" style:font-weight-asian="normal" style:font-name-complex="Bitstream Vera Sans Mono" style:font-size-complex="5.09999990463257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office:value-type="string">
            <text:p>Número de clasificadores</text:p>
          </table:table-cell>
          <table:table-cell table:style-name="Default" office:value-type="string">
            <text:p>Error de entrenamiento</text:p>
          </table:table-cell>
          <table:table-cell table:style-name="Default" office:value-type="string">
            <text:p>Error de test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.53">
            <text:p>16,53</text:p>
          </table:table-cell>
          <table:table-cell office:value-type="float" office:value="28.57">
            <text:p>28,5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.94">
            <text:p>16,94</text:p>
          </table:table-cell>
          <table:table-cell office:value-type="float" office:value="36.51">
            <text:p>36,51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.29">
            <text:p>11,29</text:p>
          </table:table-cell>
          <table:table-cell office:value-type="float" office:value="15.87">
            <text:p>15,87</text:p>
          </table:table-cell>
          <table:table-cell/>
          <table:table-cell>
            <draw:frame table:end-cell-address="Hoja1.M20" table:end-x="0.144cm" table:end-y="0.344cm" draw:z-index="0" draw:style-name="gr1" svg:width="16.5cm" svg:height="7.489cm" svg:x="1.709cm" svg:y="0.053cm">
              <draw:object draw:notify-on-update-of-ranges="Hoja1.A2:Hoja1.A101 Hoja1.B1:Hoja1.B1 Hoja1.B2:Hoja1.B101 Hoja1.C1:Hoja1.C1 Hoja1.C2:Hoja1.C10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.08">
            <text:p>10,08</text:p>
          </table:table-cell>
          <table:table-cell office:value-type="float" office:value="20.63">
            <text:p>20,63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.66">
            <text:p>7,66</text:p>
          </table:table-cell>
          <table:table-cell office:value-type="float" office:value="17.46">
            <text:p>17,46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.85">
            <text:p>6,85</text:p>
          </table:table-cell>
          <table:table-cell office:value-type="float" office:value="17.46">
            <text:p>17,46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.84">
            <text:p>4,84</text:p>
          </table:table-cell>
          <table:table-cell office:value-type="float" office:value="14.29">
            <text:p>14,29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.84">
            <text:p>4,84</text:p>
          </table:table-cell>
          <table:table-cell office:value-type="float" office:value="14.29">
            <text:p>14,29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.02">
            <text:p>2,02</text:p>
          </table:table-cell>
          <table:table-cell office:value-type="float" office:value="6.35">
            <text:p>6,35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1">
            <text:p>0,81</text:p>
          </table:table-cell>
          <table:table-cell office:value-type="float" office:value="7.94">
            <text:p>7,94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81">
            <text:p>0,81</text:p>
          </table:table-cell>
          <table:table-cell office:value-type="float" office:value="4.76">
            <text:p>4,76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4">
            <text:p>0,4</text:p>
          </table:table-cell>
          <table:table-cell office:value-type="float" office:value="7.94">
            <text:p>7,94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.17">
            <text:p>3,17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6.35">
            <text:p>6,35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.76">
            <text:p>4,76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6.35">
            <text:p>6,35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3.17">
            <text:p>3,17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</table:table>
      <table:table table:name="Hoj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ans Mono" svg:font-family="'Bitstream Vera Sans Mono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0">20/05/2010</text:date>, <text:time>10:12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5-19T23:31:36</meta:creation-date>
    <dc:date>2010-05-20T10:12:51</dc:date>
    <meta:editing-duration>PT01H13M02S</meta:editing-duration>
    <meta:editing-cycles>3</meta:editing-cycles>
    <meta:generator>OpenOffice.org/3.0$Linux OpenOffice.org_project/300m15$Build-9379</meta:generator>
    <meta:document-statistic meta:table-count="3" meta:cell-count="303" meta:object-count="1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b-spline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width="0.088cm" svg:stroke-color="#ff3333" draw:fill-color="#ff3333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88cm" svg:stroke-color="#0099ff" draw:fill-color="#0099ff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6.501cm" svg:height="7.49cm" chart:class="chart:line" chart:style-name="ch1">
        <chart:legend chart:legend-position="end" svg:x="12.557cm" svg:y="3.276cm" chart:style-name="ch2"/>
        <chart:plot-area chart:style-name="ch3" table:cell-range-address="Hoja1.A1:Hoja1.C101" chart:data-source-has-labels="both" svg:x="0.458cm" svg:y="0.148cm" svg:width="11.77cm" svg:height="7.095cm">
          <chart:axis chart:dimension="x" chart:name="primary-x" chart:style-name="ch4">
            <chart:title svg:x="4.804cm" svg:y="6.821cm" chart:style-name="ch5">
              <text:p>número de clasificadores</text:p>
            </chart:title>
            <chart:categories table:cell-range-address="Hoja1.A2:Hoja1.A101"/>
          </chart:axis>
          <chart:axis chart:dimension="y" chart:name="primary-y" chart:style-name="ch4">
            <chart:title svg:x="0.331cm" svg:y="4.785cm" chart:style-name="ch6">
              <text:p>porcentaje de error</text:p>
            </chart:title>
            <chart:grid chart:style-name="ch7" chart:class="major"/>
          </chart:axis>
          <chart:series chart:style-name="ch8" chart:values-cell-range-address="Hoja1.B2:Hoja1.B101" chart:label-cell-address="Hoja1.B1:Hoja1.B1" chart:class="chart:line">
            <chart:data-point chart:repeated="100"/>
          </chart:series>
          <chart:series chart:style-name="ch9" chart:values-cell-range-address="Hoja1.C2:Hoja1.C101" chart:label-cell-address="Hoja1.C1:Hoja1.C1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B1:Hoja1.B1">Error de entrenamiento</text:p>
              </table:table-cell>
              <table:table-cell office:value-type="string">
                <text:p text:id="Hoja1.C1:Hoja1.C1">Error de test</text:p>
              </table:table-cell>
            </table:table-row>
          </table:table-header-rows>
          <table:table-rows>
            <table:table-row>
              <table:table-cell office:value-type="string">
                <text:p text:id="Hoja1.A2:Hoja1.A101">1</text:p>
              </table:table-cell>
              <table:table-cell office:value-type="float" office:value="16.53">
                <text:p text:id="Hoja1.B2:Hoja1.B101">16.53</text:p>
              </table:table-cell>
              <table:table-cell office:value-type="float" office:value="28.57">
                <text:p text:id="Hoja1.C2:Hoja1.C101">28.5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.94">
                <text:p>16.94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29">
                <text:p>11.29</text:p>
              </table:table-cell>
              <table:table-cell office:value-type="float" office:value="15.87">
                <text:p>15.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08">
                <text:p>10.08</text:p>
              </table:table-cell>
              <table:table-cell office:value-type="float" office:value="20.63">
                <text:p>20.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66">
                <text:p>7.66</text:p>
              </table:table-cell>
              <table:table-cell office:value-type="float" office:value="17.46">
                <text:p>17.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85">
                <text:p>6.85</text:p>
              </table:table-cell>
              <table:table-cell office:value-type="float" office:value="17.46">
                <text:p>17.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84">
                <text:p>4.84</text:p>
              </table:table-cell>
              <table:table-cell office:value-type="float" office:value="14.29">
                <text:p>14.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84">
                <text:p>4.84</text:p>
              </table:table-cell>
              <table:table-cell office:value-type="float" office:value="14.29">
                <text:p>14.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2">
                <text:p>2.02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1">
                <text:p>0.81</text:p>
              </table:table-cell>
              <table:table-cell office:value-type="float" office:value="7.94">
                <text:p>7.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1">
                <text:p>0.81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">
                <text:p>0.4</text:p>
              </table:table-cell>
              <table:table-cell office:value-type="float" office:value="7.94">
                <text:p>7.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